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Title">
      <style:paragraph-properties fo:margin-top="0cm" fo:margin-bottom="0.106cm" loext:contextual-spacing="false" fo:line-height="150%" fo:break-before="page"/>
      <style:text-properties fo:color="#000000" style:font-name="Times New Roman" style:font-name-asian="Times New Roman1" style:font-name-complex="Times New Roman1"/>
    </style:style>
    <style:style style:name="P4" style:family="paragraph" style:parent-style-name="Title">
      <style:paragraph-properties fo:margin-top="0cm" fo:margin-bottom="0.106cm" loext:contextual-spacing="false" fo:line-height="150%"/>
      <style:text-properties fo:color="#000000" style:font-name="Times New Roman" style:font-name-asian="Times New Roman1" style:font-name-complex="Times New Roman1"/>
    </style:style>
    <style:style style:name="P5" style:family="paragraph" style:parent-style-name="Title">
      <style:paragraph-properties fo:margin-top="0cm" fo:margin-bottom="0.106cm" loext:contextual-spacing="false" fo:line-height="150%"/>
      <style:text-properties fo:color="#000000" style:font-name="Times New Roman"/>
    </style:style>
    <style:style style:name="P6" style:family="paragraph" style:parent-style-name="Title" style:master-page-name="First_20_Page">
      <style:paragraph-properties fo:margin-top="0cm" fo:margin-bottom="0.106cm" loext:contextual-spacing="false" fo:line-height="150%" fo:text-align="center" style:justify-single-word="false" style:page-number="auto"/>
      <style:text-properties fo:color="#000000" style:font-name="Times New Roman" style:font-name-asian="Times New Roman1" style:font-name-complex="Times New Roman1"/>
    </style:style>
    <style:style style:name="P7" style:family="paragraph" style:parent-style-name="Title">
      <style:paragraph-properties fo:margin-top="0cm" fo:margin-bottom="0.353cm" loext:contextual-spacing="false" fo:line-height="150%"/>
      <style:text-properties fo:color="#000000" style:font-name="Times New Roman" officeooo:paragraph-rsid="0028ba67"/>
    </style:style>
    <style:style style:name="P8" style:family="paragraph" style:parent-style-name="Title">
      <style:paragraph-properties fo:line-height="150%"/>
      <style:text-properties fo:color="#000000" style:font-name="Times New Roman"/>
    </style:style>
    <style:style style:name="P9" style:family="paragraph" style:parent-style-name="Title">
      <style:paragraph-properties fo:margin-top="0.302cm" fo:margin-bottom="0.407cm" loext:contextual-spacing="false" fo:line-height="150%"/>
      <style:text-properties fo:color="#000000" style:font-name="Times New Roman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color="#000000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officeooo:rsid="000ffd0b" officeooo:paragraph-rsid="000ffd0b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color="#000000" style:font-name="Times New Roman" officeooo:rsid="00149138" officeooo:paragraph-rsid="00149138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color="#000000" style:font-name="Times New Roman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fo:color="#000000" style:font-name="Times New Roman" officeooo:paragraph-rsid="000ffd0b"/>
    </style:style>
    <style:style style:name="P16" style:family="paragraph" style:parent-style-name="Standard" style:master-page-name="Converted1">
      <style:paragraph-properties fo:margin-top="0cm" fo:margin-bottom="0cm" loext:contextual-spacing="false" fo:line-height="100%" style:page-number="auto"/>
      <style:text-properties fo:font-size="10pt" officeooo:rsid="00254e31" officeooo:paragraph-rsid="00254e31" style:font-size-asian="10pt" style:font-size-complex="10pt"/>
    </style:style>
    <style:style style:name="P17" style:family="paragraph" style:parent-style-name="Standard" style:master-page-name="Converted2">
      <style:paragraph-properties fo:margin-top="0cm" fo:margin-bottom="0cm" loext:contextual-spacing="false" fo:line-height="100%" style:page-number="auto"/>
    </style:style>
    <style:style style:name="P18" style:family="paragraph" style:parent-style-name="Standard">
      <style:paragraph-properties fo:margin-top="0cm" fo:margin-bottom="0cm" loext:contextual-spacing="false" fo:line-height="150%" fo:break-before="page"/>
      <style:text-properties fo:color="#000000" style:font-name="Times New Roman"/>
    </style:style>
    <style:style style:name="P19" style:family="paragraph" style:parent-style-name="Standard" style:master-page-name="Converted2">
      <style:paragraph-properties fo:margin-top="0cm" fo:margin-bottom="0cm" loext:contextual-spacing="false" fo:line-height="100%" style:page-number="auto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Times New Roman" officeooo:paragraph-rsid="000e5f34"/>
    </style:style>
    <style:style style:name="P22" style:family="paragraph" style:parent-style-name="Standard" style:list-style-name="WWNum2">
      <style:paragraph-properties fo:margin-left="3.81cm" fo:margin-right="0cm" fo:line-height="150%" fo:text-indent="-0.635cm" style:auto-text-indent="false"/>
      <style:text-properties fo:color="#000000" style:font-name="Times New Roman" officeooo:rsid="001b3111" officeooo:paragraph-rsid="001b3111"/>
    </style:style>
    <style:style style:name="P23" style:family="paragraph" style:parent-style-name="Standard" style:list-style-name="WWNum2">
      <style:paragraph-properties fo:margin-left="3.81cm" fo:margin-right="0cm" fo:line-height="150%" fo:text-indent="-0.635cm" style:auto-text-indent="false"/>
      <style:text-properties fo:color="#000000" style:font-name="Times New Roman" officeooo:rsid="00254e31" officeooo:paragraph-rsid="00254e3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  <style:text-properties fo:color="#000000" style:font-name="Times New Roman" officeooo:paragraph-rsid="001dc744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  <style:text-properties fo:color="#000000" style:font-name="Times New Roman" officeooo:paragraph-rsid="002f3b9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  <style:text-properties fo:color="#000000" style:font-name="Times New Roman" officeooo:rsid="00344b34" officeooo:paragraph-rsid="00344b34"/>
    </style:style>
    <style:style style:name="P27" style:family="paragraph" style:parent-style-name="Standard">
      <style:paragraph-properties fo:margin-left="1.27cm" fo:margin-right="0cm" fo:margin-top="0cm" fo:margin-bottom="0cm" loext:contextual-spacing="false" fo:line-height="150%" fo:text-indent="1.27cm" style:auto-text-indent="false"/>
      <style:text-properties fo:color="#000000" style:font-name="Times New Roman" fo:font-size="12pt" officeooo:rsid="0032adfa" officeooo:paragraph-rsid="0032adfa" style:font-size-asian="12pt" style:font-size-complex="12pt"/>
    </style:style>
    <style:style style:name="P28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/>
    </style:style>
    <style:style style:name="P29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 officeooo:paragraph-rsid="001935aa"/>
    </style:style>
    <style:style style:name="P30" style:family="paragraph" style:parent-style-name="Standard">
      <style:paragraph-properties fo:margin-left="2.54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/>
    </style:style>
    <style:style style:name="P31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 officeooo:rsid="0030c3dc" officeooo:paragraph-rsid="0030c3dc"/>
    </style:style>
    <style:style style:name="P32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 officeooo:rsid="0030c3dc" officeooo:paragraph-rsid="00322272"/>
    </style:style>
    <style:style style:name="P33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 officeooo:rsid="0030c3dc" officeooo:paragraph-rsid="0032adfa"/>
    </style:style>
    <style:style style:name="P34" style:family="paragraph" style:parent-style-name="Standard">
      <style:paragraph-properties fo:margin-left="2.54cm" fo:margin-right="0cm" fo:margin-top="0cm" fo:margin-bottom="0cm" loext:contextual-spacing="false" fo:line-height="150%" fo:text-indent="0cm" style:auto-text-indent="false"/>
      <style:text-properties fo:color="#000000" style:font-name="Times New Roman" officeooo:rsid="0038a8e6" officeooo:paragraph-rsid="0038a8e6"/>
    </style:style>
    <style:style style:name="P35" style:family="paragraph" style:parent-style-name="Standard">
      <style:paragraph-properties fo:margin-left="2.54cm" fo:margin-right="0cm" fo:text-indent="0cm" style:auto-text-indent="false"/>
    </style:style>
    <style:style style:name="P36" style:family="paragraph" style:parent-style-name="Standard">
      <style:paragraph-properties fo:margin-left="2.54cm" fo:margin-right="0cm" fo:margin-top="0.002cm" fo:margin-bottom="0cm" loext:contextual-spacing="false" fo:line-height="150%" fo:text-indent="0cm" style:auto-text-indent="false"/>
      <style:text-properties fo:color="#000000" style:font-name="Times New Roman" officeooo:rsid="0030c3dc" officeooo:paragraph-rsid="00322272"/>
    </style:style>
    <style:style style:name="P37" style:family="paragraph" style:parent-style-name="Standard">
      <style:paragraph-properties fo:margin-left="1.27cm" fo:margin-right="0cm" fo:margin-top="0.002cm" fo:margin-bottom="0cm" loext:contextual-spacing="false" fo:line-height="150%" fo:text-indent="0cm" style:auto-text-indent="false"/>
      <style:text-properties fo:color="#000000" style:font-name="Times New Roman" officeooo:paragraph-rsid="0032adfa"/>
    </style:style>
    <style:style style:name="P38" style:family="paragraph" style:parent-style-name="Standard">
      <style:paragraph-properties fo:margin-left="2.54cm" fo:margin-right="0cm" fo:margin-top="0cm" fo:margin-bottom="0cm" loext:contextual-spacing="false" fo:line-height="150%" fo:text-indent="1.27cm" style:auto-text-indent="false"/>
      <style:text-properties fo:color="#000000" style:font-name="Times New Roman" officeooo:rsid="002ea19b" officeooo:paragraph-rsid="002f3b9b"/>
    </style:style>
    <style:style style:name="P39" style:family="paragraph" style:parent-style-name="Standard">
      <style:paragraph-properties fo:margin-left="2.54cm" fo:margin-right="0cm" fo:margin-top="0cm" fo:margin-bottom="0cm" loext:contextual-spacing="false" fo:line-height="150%" fo:text-indent="1.27cm" style:auto-text-indent="false"/>
      <style:text-properties fo:color="#000000" style:font-name="Times New Roman" officeooo:paragraph-rsid="0037f615"/>
    </style:style>
    <style:style style:name="P40" style:family="paragraph" style:parent-style-name="Standard">
      <style:paragraph-properties fo:margin-left="2.54cm" fo:margin-right="0cm" fo:margin-top="0.706cm" fo:margin-bottom="0.212cm" loext:contextual-spacing="false" fo:line-height="150%" fo:text-indent="1.27cm" style:auto-text-indent="false"/>
      <style:text-properties fo:color="#000000" style:font-name="Times New Roman" officeooo:paragraph-rsid="0037f615"/>
    </style:style>
    <style:style style:name="P41" style:family="paragraph" style:parent-style-name="Standard">
      <style:paragraph-properties fo:margin-left="2cm" fo:margin-right="0cm" fo:margin-top="0cm" fo:margin-bottom="0.353cm" loext:contextual-spacing="false" fo:line-height="150%" fo:text-indent="0cm" style:auto-text-indent="false"/>
      <style:text-properties fo:color="#000000" style:font-name="Times New Roman" officeooo:rsid="0020964e" officeooo:paragraph-rsid="0020964e"/>
    </style:style>
    <style:style style:name="P42" style:family="paragraph" style:parent-style-name="Standard" style:master-page-name="">
      <loext:graphic-properties draw:fill="none"/>
      <style:paragraph-properties fo:margin-left="2cm" fo:margin-right="0cm" fo:margin-top="0.002cm" fo:margin-bottom="0cm" loext:contextual-spacing="false" fo:line-height="150%" fo:text-indent="0cm" style:auto-text-indent="false" style:page-number="auto" fo:background-color="transparent"/>
      <style:text-properties fo:color="#000000" style:font-name="Times New Roman" officeooo:rsid="002b657d" officeooo:paragraph-rsid="002b657d"/>
    </style:style>
    <style:style style:name="P43" style:family="paragraph" style:parent-style-name="Standard" style:master-page-name="">
      <loext:graphic-properties draw:fill="none"/>
      <style:paragraph-properties fo:margin-left="2cm" fo:margin-right="0cm" fo:margin-top="0cm" fo:margin-bottom="0cm" loext:contextual-spacing="false" fo:line-height="150%" fo:text-indent="0cm" style:auto-text-indent="false" style:page-number="auto" fo:background-color="transparent"/>
      <style:text-properties fo:color="#000000" style:font-name="Times New Roman" officeooo:paragraph-rsid="002b657d"/>
    </style:style>
    <style:style style:name="P44" style:family="paragraph" style:parent-style-name="Standard" style:list-style-name="L3">
      <loext:graphic-properties draw:fill="none"/>
      <style:paragraph-properties fo:margin-left="3.2cm" fo:margin-right="0cm" fo:line-height="150%" fo:text-indent="-0.6cm" style:auto-text-indent="false" fo:background-color="transparent"/>
      <style:text-properties fo:color="#000000" style:font-name="Times New Roman" officeooo:rsid="0028ba67" officeooo:paragraph-rsid="0028ba67"/>
    </style:style>
    <style:style style:name="P45" style:family="paragraph" style:parent-style-name="Standard" style:list-style-name="L3" style:master-page-name="">
      <loext:graphic-properties draw:fill="none"/>
      <style:paragraph-properties fo:margin-left="3.2cm" fo:margin-right="0cm" fo:line-height="150%" fo:text-indent="-0.6cm" style:auto-text-indent="false" style:page-number="auto" fo:background-color="transparent"/>
      <style:text-properties fo:color="#000000" style:font-name="Times New Roman"/>
    </style:style>
    <style:style style:name="P46" style:family="paragraph" style:parent-style-name="Standard" style:list-style-name="L4" style:master-page-name="">
      <loext:graphic-properties draw:fill="none"/>
      <style:paragraph-properties fo:margin-left="3.2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3.598cm"/>
        </style:tab-stops>
      </style:paragraph-properties>
      <style:text-properties fo:color="#000000" style:font-name="Times New Roman" officeooo:rsid="002bb219" officeooo:paragraph-rsid="002bb219"/>
    </style:style>
    <style:style style:name="P47" style:family="paragraph" style:parent-style-name="Standard" style:list-style-name="L4">
      <loext:graphic-properties draw:fill="none"/>
      <style:paragraph-properties fo:margin-left="3.2cm" fo:margin-right="0cm" fo:margin-top="0.002cm" fo:margin-bottom="0cm" loext:contextual-spacing="false" fo:line-height="150%" fo:text-indent="-0.6cm" style:auto-text-indent="false" fo:background-color="transparent">
        <style:tab-stops>
          <style:tab-stop style:position="3.598cm"/>
        </style:tab-stops>
      </style:paragraph-properties>
      <style:text-properties fo:color="#000000" style:font-name="Times New Roman" officeooo:rsid="002bb219" officeooo:paragraph-rsid="002bb219"/>
    </style:style>
    <style:style style:name="P48" style:family="paragraph" style:parent-style-name="Standard" style:list-style-name="L4" style:master-page-name="">
      <loext:graphic-properties draw:fill="none"/>
      <style:paragraph-properties fo:margin-left="3.2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3.201cm"/>
        </style:tab-stops>
      </style:paragraph-properties>
      <style:text-properties fo:color="#000000" style:font-name="Times New Roman" officeooo:rsid="002d7280" officeooo:paragraph-rsid="002ea19b"/>
    </style:style>
    <style:style style:name="P49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2943cb" officeooo:paragraph-rsid="002943cb"/>
    </style:style>
    <style:style style:name="P50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1f2937" officeooo:paragraph-rsid="001f2937"/>
    </style:style>
    <style:style style:name="P51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2071bd" officeooo:paragraph-rsid="00254e31"/>
    </style:style>
    <style:style style:name="P52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2071bd" officeooo:paragraph-rsid="002071bd"/>
    </style:style>
    <style:style style:name="P53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2071bd" officeooo:paragraph-rsid="002b60c2"/>
    </style:style>
    <style:style style:name="P54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rsid="0023c035" officeooo:paragraph-rsid="0023c035"/>
    </style:style>
    <style:style style:name="P55" style:family="paragraph" style:parent-style-name="Standard" style:list-style-name="L2">
      <style:paragraph-properties fo:margin-top="0.333cm" fo:margin-bottom="0cm" loext:contextual-spacing="false" fo:line-height="150%"/>
      <style:text-properties fo:color="#000000" style:font-name="Times New Roman" officeooo:paragraph-rsid="002071bd"/>
    </style:style>
    <style:style style:name="P56" style:family="paragraph" style:parent-style-name="Standard" style:list-style-name="L4" style:master-page-name="">
      <loext:graphic-properties draw:fill="none"/>
      <style:paragraph-properties fo:margin-left="2.701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2.408cm"/>
        </style:tab-stops>
      </style:paragraph-properties>
      <style:text-properties fo:color="#000000" style:font-name="Times New Roman" officeooo:rsid="002b657d" officeooo:paragraph-rsid="002b657d"/>
    </style:style>
    <style:style style:name="P57" style:family="paragraph" style:parent-style-name="Standard" style:list-style-name="L4">
      <loext:graphic-properties draw:fill="none"/>
      <style:paragraph-properties fo:margin-left="2.701cm" fo:margin-right="0cm" fo:margin-top="0.002cm" fo:margin-bottom="0cm" loext:contextual-spacing="false" fo:line-height="150%" fo:text-indent="-0.6cm" style:auto-text-indent="false" fo:background-color="transparent">
        <style:tab-stops>
          <style:tab-stop style:position="2.408cm"/>
        </style:tab-stops>
      </style:paragraph-properties>
      <style:text-properties fo:color="#000000" style:font-name="Times New Roman" officeooo:rsid="002bb219" officeooo:paragraph-rsid="002bb219"/>
    </style:style>
    <style:style style:name="P58" style:family="paragraph" style:parent-style-name="Standard" style:list-style-name="L4" style:master-page-name="">
      <loext:graphic-properties draw:fill="none"/>
      <style:paragraph-properties fo:margin-left="2.701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2.408cm"/>
        </style:tab-stops>
      </style:paragraph-properties>
      <style:text-properties fo:color="#000000" style:font-name="Times New Roman" officeooo:rsid="002bb219" officeooo:paragraph-rsid="002bb219"/>
    </style:style>
    <style:style style:name="P59" style:family="paragraph" style:parent-style-name="Standard" style:list-style-name="L4" style:master-page-name="">
      <loext:graphic-properties draw:fill="none"/>
      <style:paragraph-properties fo:margin-left="2.701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2.408cm"/>
        </style:tab-stops>
      </style:paragraph-properties>
      <style:text-properties fo:color="#000000" style:font-name="Times New Roman" officeooo:rsid="002d7280" officeooo:paragraph-rsid="002ea19b"/>
    </style:style>
    <style:style style:name="P60" style:family="paragraph" style:parent-style-name="Standard" style:list-style-name="L4" style:master-page-name="">
      <loext:graphic-properties draw:fill="none"/>
      <style:paragraph-properties fo:margin-left="2.6cm" fo:margin-right="0cm" fo:margin-top="0.002cm" fo:margin-bottom="0cm" loext:contextual-spacing="false" fo:line-height="150%" fo:text-indent="-0.499cm" style:auto-text-indent="false" style:page-number="auto" fo:background-color="transparent">
        <style:tab-stops>
          <style:tab-stop style:position="2.408cm"/>
        </style:tab-stops>
      </style:paragraph-properties>
      <style:text-properties fo:color="#000000" style:font-name="Times New Roman" officeooo:paragraph-rsid="002ea19b"/>
    </style:style>
    <style:style style:name="P61" style:family="paragraph" style:parent-style-name="Standard" style:list-style-name="L4" style:master-page-name="">
      <loext:graphic-properties draw:fill="none"/>
      <style:paragraph-properties fo:margin-left="3.799cm" fo:margin-right="0cm" fo:margin-top="0.002cm" fo:margin-bottom="0cm" loext:contextual-spacing="false" fo:line-height="150%" fo:text-indent="-0.6cm" style:auto-text-indent="false" style:page-number="auto" fo:background-color="transparent">
        <style:tab-stops>
          <style:tab-stop style:position="4.498cm"/>
        </style:tab-stops>
      </style:paragraph-properties>
      <style:text-properties fo:color="#000000" style:font-name="Times New Roman" officeooo:paragraph-rsid="002ea19b"/>
    </style:style>
    <style:style style:name="P62" style:family="paragraph" style:parent-style-name="Standard" style:list-style-name="L4">
      <loext:graphic-properties draw:fill="none"/>
      <style:paragraph-properties fo:margin-left="3.799cm" fo:margin-right="0cm" fo:margin-top="0.002cm" fo:margin-bottom="0cm" loext:contextual-spacing="false" fo:line-height="150%" fo:text-indent="-0.6cm" style:auto-text-indent="false" fo:background-color="transparent">
        <style:tab-stops>
          <style:tab-stop style:position="4.498cm"/>
        </style:tab-stops>
      </style:paragraph-properties>
      <style:text-properties fo:color="#000000" style:font-name="Times New Roman" officeooo:paragraph-rsid="002ea19b"/>
    </style:style>
    <style:style style:name="P63" style:family="paragraph" style:parent-style-name="Heading_20_1">
      <style:paragraph-properties fo:margin-left="1.27cm" fo:margin-right="0cm" fo:margin-top="0.706cm" fo:margin-bottom="0.212cm" loext:contextual-spacing="false" fo:line-height="150%" fo:text-indent="0cm" style:auto-text-indent="false"/>
      <style:text-properties fo:color="#000000" style:font-name="Times New Roman"/>
    </style:style>
    <style:style style:name="P64" style:family="paragraph" style:parent-style-name="Heading_20_1">
      <style:paragraph-properties fo:margin-left="1.27cm" fo:margin-right="0cm" fo:margin-top="0.706cm" fo:margin-bottom="0.212cm" loext:contextual-spacing="false" fo:line-height="150%" fo:text-indent="0cm" style:auto-text-indent="false"/>
      <style:text-properties fo:color="#000000" style:font-name="Times New Roman" officeooo:paragraph-rsid="00344b34"/>
    </style:style>
    <style:style style:name="P65" style:family="paragraph" style:parent-style-name="Heading_20_1">
      <style:paragraph-properties fo:margin-left="1.27cm" fo:margin-right="0cm" fo:margin-top="0.706cm" fo:margin-bottom="0.212cm" loext:contextual-spacing="false" fo:line-height="150%" fo:text-indent="0cm" style:auto-text-indent="false"/>
      <style:text-properties fo:color="#000000" style:font-name="Times New Roman" style:font-name-asian="Times New Roman1" style:font-name-complex="Times New Roman1"/>
    </style:style>
    <style:style style:name="P66" style:family="paragraph" style:parent-style-name="Heading_20_1">
      <style:paragraph-properties fo:margin-left="1.27cm" fo:margin-right="0cm" fo:margin-top="0.706cm" fo:margin-bottom="0.212cm" loext:contextual-spacing="false" fo:line-height="150%" fo:text-indent="0cm" style:auto-text-indent="false"/>
      <style:text-properties fo:color="#000000" style:font-name="Times New Roman" officeooo:rsid="0030c3dc" officeooo:paragraph-rsid="0032adfa"/>
    </style:style>
    <style:style style:name="P67" style:family="paragraph" style:parent-style-name="Heading_20_1">
      <style:paragraph-properties fo:margin-left="1.27cm" fo:margin-right="0cm" fo:margin-top="0cm" fo:margin-bottom="0cm" loext:contextual-spacing="false" fo:line-height="150%" fo:text-indent="0cm" style:auto-text-indent="false"/>
      <style:text-properties fo:color="#000000" style:font-name="Times New Roman" officeooo:rsid="002b60c2" officeooo:paragraph-rsid="002b60c2"/>
    </style:style>
    <style:style style:name="P68" style:family="paragraph" style:parent-style-name="Heading_20_1">
      <style:paragraph-properties fo:margin-top="0.706cm" fo:margin-bottom="0.212cm" loext:contextual-spacing="false" fo:line-height="150%" fo:text-align="center" style:justify-single-word="false"/>
      <style:text-properties fo:color="#000000" style:font-name="Times New Roman" officeooo:rsid="000e5f34" officeooo:paragraph-rsid="000e5f34"/>
    </style:style>
    <style:style style:name="P69" style:family="paragraph" style:parent-style-name="Heading_20_1">
      <style:paragraph-properties fo:margin-top="0.706cm" fo:margin-bottom="0.212cm" loext:contextual-spacing="false" fo:line-height="150%"/>
      <style:text-properties fo:color="#000000" style:font-name="Times New Roman"/>
    </style:style>
    <style:style style:name="P70" style:family="paragraph" style:parent-style-name="Heading_20_1">
      <style:paragraph-properties fo:margin-top="0.706cm" fo:margin-bottom="0.212cm" loext:contextual-spacing="false" fo:line-height="150%"/>
      <style:text-properties fo:color="#000000" style:font-name="Times New Roman" officeooo:paragraph-rsid="00344b34"/>
    </style:style>
    <style:style style:name="P71" style:family="paragraph" style:parent-style-name="Heading_20_1">
      <style:paragraph-properties fo:margin-left="0cm" fo:margin-right="0cm" fo:margin-top="0.706cm" fo:margin-bottom="0.212cm" loext:contextual-spacing="false" fo:line-height="150%" fo:text-indent="1.27cm" style:auto-text-indent="false"/>
      <style:text-properties fo:color="#000000" style:font-name="Times New Roman"/>
    </style:style>
    <style:style style:name="P72" style:family="paragraph" style:parent-style-name="Heading_20_1">
      <style:paragraph-properties fo:margin-left="0cm" fo:margin-right="0cm" fo:margin-top="0.706cm" fo:margin-bottom="0.212cm" loext:contextual-spacing="false" fo:line-height="150%" fo:text-indent="1.27cm" style:auto-text-indent="false"/>
      <style:text-properties fo:color="#000000" style:font-name="Times New Roman" officeooo:paragraph-rsid="002b657d"/>
    </style:style>
    <style:style style:name="P73" style:family="paragraph" style:parent-style-name="Heading_20_1">
      <style:paragraph-properties fo:line-height="150%"/>
      <style:text-properties fo:color="#000000" style:font-name="Times New Roman" officeooo:paragraph-rsid="002ea19b"/>
    </style:style>
    <style:style style:name="P74" style:family="paragraph" style:parent-style-name="Heading_20_2">
      <style:paragraph-properties fo:margin-left="1.27cm" fo:margin-right="0cm" fo:margin-top="0.635cm" fo:margin-bottom="0.212cm" loext:contextual-spacing="false" fo:line-height="150%" fo:text-indent="1.27cm" style:auto-text-indent="false"/>
      <style:text-properties fo:color="#000000" style:font-name="Times New Roman"/>
    </style:style>
    <style:style style:name="P75" style:family="paragraph" style:parent-style-name="Subtitle">
      <style:paragraph-properties fo:margin-top="0cm" fo:margin-bottom="0.564cm" loext:contextual-spacing="false" fo:line-height="150%" fo:text-align="center" style:justify-single-word="false"/>
      <style:text-properties fo:color="#000000" style:font-name="Times New Roman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e5f34"/>
    </style:style>
    <style:style style:name="T3" style:family="text">
      <style:text-properties officeooo:rsid="000ffd0b"/>
    </style:style>
    <style:style style:name="T4" style:family="text">
      <style:text-properties officeooo:rsid="0014d415"/>
    </style:style>
    <style:style style:name="T5" style:family="text">
      <style:text-properties officeooo:rsid="00170d76"/>
    </style:style>
    <style:style style:name="T6" style:family="text">
      <style:text-properties officeooo:rsid="001935aa"/>
    </style:style>
    <style:style style:name="T7" style:family="text">
      <style:text-properties officeooo:rsid="001c381d"/>
    </style:style>
    <style:style style:name="T8" style:family="text">
      <style:text-properties officeooo:rsid="001dc744"/>
    </style:style>
    <style:style style:name="T9" style:family="text">
      <style:text-properties officeooo:rsid="002071bd"/>
    </style:style>
    <style:style style:name="T10" style:family="text">
      <style:text-properties officeooo:rsid="002250ed"/>
    </style:style>
    <style:style style:name="T11" style:family="text">
      <style:text-properties officeooo:rsid="0023c035"/>
    </style:style>
    <style:style style:name="T12" style:family="text">
      <style:text-properties officeooo:rsid="00262bd2"/>
    </style:style>
    <style:style style:name="T13" style:family="text">
      <style:text-properties officeooo:rsid="0028ba67"/>
    </style:style>
    <style:style style:name="T14" style:family="text">
      <style:text-properties officeooo:rsid="00295518"/>
    </style:style>
    <style:style style:name="T15" style:family="text">
      <style:text-properties officeooo:rsid="002b60c2"/>
    </style:style>
    <style:style style:name="T16" style:family="text">
      <style:text-properties officeooo:rsid="002b657d"/>
    </style:style>
    <style:style style:name="T17" style:family="text">
      <style:text-properties officeooo:rsid="002bb219"/>
    </style:style>
    <style:style style:name="T18" style:family="text">
      <style:text-properties officeooo:rsid="002d7280"/>
    </style:style>
    <style:style style:name="T19" style:family="text">
      <style:text-properties officeooo:rsid="002ea19b"/>
    </style:style>
    <style:style style:name="T20" style:family="text">
      <style:text-properties officeooo:rsid="00322272"/>
    </style:style>
    <style:style style:name="T21" style:family="text">
      <style:text-properties officeooo:rsid="0032adfa"/>
    </style:style>
    <style:style style:name="T22" style:family="text">
      <style:text-properties fo:font-size="20pt" officeooo:rsid="002ea19b" style:font-name-asian="Arial1" style:font-size-asian="20pt" style:font-name-complex="Arial1" style:font-size-complex="20pt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fo:font-size="12pt" style:font-name-asian="Times New Roman1" style:font-size-asian="12pt" style:font-name-complex="Times New Roman1" style:font-size-complex="12pt"/>
    </style:style>
    <style:style style:name="T25" style:family="text">
      <style:text-properties fo:font-size="12pt" officeooo:rsid="000ffd0b" style:font-name-asian="Times New Roman1" style:font-size-asian="12pt" style:font-name-complex="Times New Roman1" style:font-size-complex="12pt"/>
    </style:style>
    <style:style style:name="T26" style:family="text">
      <style:text-properties fo:font-size="12pt" officeooo:rsid="0010e9aa" style:font-name-asian="Times New Roman1" style:font-size-asian="12pt" style:font-name-complex="Times New Roman1" style:font-size-complex="12pt"/>
    </style:style>
    <style:style style:name="T27" style:family="text">
      <style:text-properties fo:font-size="12pt" officeooo:rsid="0012f8ab" style:font-name-asian="Times New Roman1" style:font-size-asian="12pt" style:font-name-complex="Times New Roman1" style:font-size-complex="12pt"/>
    </style:style>
    <style:style style:name="T28" style:family="text">
      <style:text-properties fo:font-size="12pt" officeooo:rsid="0024cac1" style:font-name-asian="Times New Roman1" style:font-size-asian="12pt" style:font-name-complex="Times New Roman1" style:font-size-complex="12pt"/>
    </style:style>
    <style:style style:name="T29" style:family="text">
      <style:text-properties fo:font-size="12pt" officeooo:rsid="001dc744" style:font-name-asian="Times New Roman1" style:font-size-asian="12pt" style:font-name-complex="Times New Roman1" style:font-size-complex="12pt"/>
    </style:style>
    <style:style style:name="T30" style:family="text">
      <style:text-properties fo:font-size="12pt" officeooo:rsid="00152b6a" style:font-name-asian="Times New Roman1" style:font-size-asian="12pt" style:font-name-complex="Times New Roman1" style:font-size-complex="12pt"/>
    </style:style>
    <style:style style:name="T31" style:family="text">
      <style:text-properties fo:font-size="12pt" officeooo:rsid="0037f615" style:font-name-asian="Times New Roman1" style:font-size-asian="12pt" style:font-name-complex="Times New Roman1" style:font-size-complex="12pt"/>
    </style:style>
    <style:style style:name="T32" style:family="text">
      <style:text-properties fo:font-size="12pt" officeooo:rsid="002f3b9b" style:font-name-asian="Arial1" style:font-size-asian="12pt" style:font-name-complex="Arial1" style:font-size-complex="12pt"/>
    </style:style>
    <style:style style:name="T33" style:family="text">
      <style:text-properties fo:font-size="12pt" officeooo:rsid="0032adfa" style:font-name-asian="Arial1" style:font-size-asian="12pt" style:font-name-complex="Arial1" style:font-size-complex="12pt"/>
    </style:style>
    <style:style style:name="T34" style:family="text">
      <style:text-properties fo:font-size="12pt" officeooo:rsid="00344b34" style:font-name-asian="Arial1" style:font-size-asian="12pt" style:font-name-complex="Arial1" style:font-size-complex="12pt"/>
    </style:style>
    <style:style style:name="T35" style:family="text">
      <style:text-properties fo:font-size="11pt" style:font-name-asian="Arial1" style:font-size-asian="11pt" style:font-name-complex="Arial1" style:font-size-complex="11pt"/>
    </style:style>
    <style:style style:name="T36" style:family="text">
      <style:text-properties fo:font-size="11pt" officeooo:rsid="002f3b9b" style:font-name-asian="Arial1" style:font-size-asian="11pt" style:font-name-complex="Arial1" style:font-size-complex="11pt"/>
    </style:style>
    <style:style style:name="T37" style:family="text">
      <style:text-properties fo:font-size="11pt" officeooo:rsid="001f2937" style:font-name-asian="Arial1" style:font-size-asian="11pt" style:font-name-complex="Arial1" style:font-size-complex="11pt"/>
    </style:style>
    <style:style style:name="T38" style:family="text">
      <style:text-properties fo:font-size="11pt" officeooo:rsid="002ea19b" style:font-name-asian="Arial1" style:font-size-asian="11pt" style:font-name-complex="Arial1" style:font-size-complex="11pt"/>
    </style:style>
    <style:style style:name="T39" style:family="text">
      <style:text-properties fo:font-size="11pt" officeooo:rsid="0032adfa" style:font-name-asian="Arial1" style:font-size-asian="11pt" style:font-name-complex="Arial1" style:font-size-complex="11pt"/>
    </style:style>
    <style:style style:name="T40" style:family="text">
      <style:text-properties fo:font-size="11pt" officeooo:rsid="00365c7a" style:font-name-asian="Arial1" style:font-size-asian="11pt" style:font-name-complex="Arial1" style:font-size-complex="11pt"/>
    </style:style>
    <style:style style:name="T41" style:family="text">
      <style:text-properties fo:font-size="11pt" officeooo:rsid="0038a8e6" style:font-name-asian="Arial1" style:font-size-asian="11pt" style:font-name-complex="Arial1" style:font-size-complex="11pt"/>
    </style:style>
    <style:style style:name="T42" style:family="text">
      <style:text-properties officeooo:rsid="0034b93f"/>
    </style:style>
    <style:style style:name="T43" style:family="text">
      <style:text-properties style:font-name-asian="Arial1" style:font-name-complex="Arial1"/>
    </style:style>
    <style:style style:name="T44" style:family="text">
      <style:text-properties officeooo:rsid="0038a8e6" style:font-name-asian="Arial1" style:font-name-complex="Arial1"/>
    </style:style>
    <style:style style:name="T45" style:family="text">
      <style:text-properties officeooo:rsid="0037f615"/>
    </style:style>
    <style:style style:name="T46" style:family="text">
      <style:text-properties officeooo:rsid="00381d88"/>
    </style:style>
    <style:style style:name="T47" style:family="text">
      <style:text-properties officeooo:rsid="0038a8e6"/>
    </style:style>
    <style:style style:name="T48" style:family="text">
      <style:text-properties officeooo:rsid="003abc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njdmiyhgfxmw"/>Maturitní práce</text:p>
      <text:p text:style-name="P75"><text:bookmark text:name="_rog1buizmn0k"/>Informatika<text:line-break/>Gymnázium Jana Keplera</text:p>
      <text:p text:style-name="P10"/>
      <text:p text:style-name="P10"/>
      <text:p text:style-name="P10"/>
      <text:p text:style-name="P10"/>
      <text:p text:style-name="P68"><text:span text:style-name="T23">Elektronická burza učebnic</text:span></text:p>
      <text:p text:style-name="P75"><text:span text:style-name="T2">Antonín Drdácký</text:span><text:line-break/>Vedoucí práce: Karel Jílek</text:p>
      <text:p text:style-name="P3"><text:bookmark text:name="_jxvecsybqeb"/>Anotace:</text:p>
      <text:p text:style-name="P11">Webová aplikace umožňující prodej a nákup učebnic. Po dalších úpravách aplikovatelná na <text:span text:style-name="T45">školu </text:span>gymnázium Jana Keplera.</text:p>
      <text:p text:style-name="P12"/>
      <text:p text:style-name="P10"/>
      <text:p text:style-name="P4"><text:bookmark text:name="_1e85cqwllx2i"/>Abstract:</text:p>
      <text:p text:style-name="P21"><text:span text:style-name="T24">Web application for sale and purchase of textbooks. After further adjustments applicable to Joh</text:span><text:span text:style-name="T25">annes</text:span><text:span text:style-name="T24"> Kepler </text:span><text:span text:style-name="T25">Grammar School</text:span><text:span text:style-name="T24">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Prohlašuji, že jsem jediným autorem této maturitní práce a všechny zdroje jsou v této práci uvedené. </text:p>
      <text:p text:style-name="P20"/>
      <text:p text:style-name="P20">Tímto dle zákona 121/2000 Sb. ve znění pozdějších předpisů uděluji bezúplatně škole Gymnázium Jana Keplera, Praha 6, Parléřova 2 oprávnění k výkonu práva na rozmnožování díla (§ 13) a práva sdělování díla veřejnosti (§ 18) na dobu časově neomezenou a bez omezení územního rozsahu.</text:p>
      <text:p text:style-name="P8"><text:bookmark text:name="_q2hiwr8zxbe7"/><text:soft-page-break/>Úvod</text:p>
      <text:p text:style-name="P15"><text:span text:style-name="T3"><text:tab/>Cílem projektu je vytvoření elektronické burzy učebnic. Tato burza by fungovala po celý rok na serverech školy a mohla by tak nahradit burzu učebnic, která tradičně probíhá kolem dvacátého září, čili jednou ročně, nebo jí doplnit o celoroční provoz. Význam aplikace ve výměně je domluvit prodej knihy, není jím samotná transakce, ať už knih, či peněz.</text:span></text:p>
      <text:p text:style-name="P9"><text:bookmark text:name="_arw20biwukzx"/>Zadání</text:p>
      <text:p text:style-name="P24"><text:span text:style-name="T26">Vytvořit elektronickou burzu učebnic, na které by bylo možné prodávat a nakupovat knihy. Aplikace by měla obsahovat přihlašovací systém</text:span><text:span text:style-name="T27">. Pro nepřihlášené uživatele </text:span><text:span text:style-name="T28">by mělo být</text:span><text:span text:style-name="T27"> možné procházet knihy</text:span><text:span text:style-name="T26">. </text:span><text:span text:style-name="T27">P</text:span><text:span text:style-name="T29">řihlášení</text:span><text:span text:style-name="T27"> navíc </text:span><text:span text:style-name="T28">mají</text:span><text:span text:style-name="T27"> </text:span><text:span text:style-name="T29">mo</text:span><text:span text:style-name="T28">c</text:span><text:span text:style-name="T31">t</text:span><text:span text:style-name="T27"> knihy </text:span><text:span text:style-name="T29">kupovat od ostatních uživatelů a také jim je </text:span><text:span text:style-name="T27">prodávat</text:span><text:span text:style-name="T29">.</text:span><text:span text:style-name="T26"> </text:span><text:span text:style-name="T29">Vytvořit odpovídající databáze, tedy</text:span><text:span text:style-name="T26"> </text:span><text:span text:style-name="T27">databázi uživatelů, nabídek </text:span><text:span text:style-name="T29">a knih</text:span><text:span text:style-name="T27">.</text:span></text:p>
      <text:p text:style-name="P9"><text:bookmark text:name="_6v7z00dd9yj2"/>Analýza</text:p>
      <text:p text:style-name="P13"><text:tab/>GJK zatím nemá žádný takový elektronický systém, <text:span text:style-name="T4">který by pracoval s učebnicemi</text:span>. <text:span text:style-name="T4">Již má webové stránky, a tak by se vzhled aplikace měl řídit stránkami, tedy www.gjk.cz.</text:span> <text:span text:style-name="T6">Projekt je tak staven od píky, jen sdílí některé barvy a vzhledové funkce se stránkami školy. Ruce má proto programátor zcela volné.</text:span></text:p>
      <text:p text:style-name="P9"><text:bookmark text:name="_bhog2ke0j1rh"/>Návrh</text:p>
      <text:p text:style-name="P69"><text:tab/>Návrh aplikace </text:p>
      <text:p text:style-name="P29"><text:span text:style-name="T8"><text:tab/>Aplikace by měla splňovat následující teze. Uživatelé mohou systémem procházet, i když jsou nepřihlášeni. Mají přístup ke všem nabídkám, mohou si je prohlédnout. Po přihlášení uživatel může na nabídky přihodit a následně proběhne transakce. Také mohou knihu prodat výběrem knihy ze seznamu, určením ceny a stavu. Pokud se kniha v seznamu nenachází, přihlášený uživatel jí do něj může přidat. Uživatel též může prohlížet </text:span><text:soft-page-break/><text:span text:style-name="T8">již provedené transakce v historii transakcí. Aplikace by měla být do budoucna rozšiřitelná.</text:span></text:p>
      <text:p text:style-name="P63">Použité technologie</text:p>
      <text:p text:style-name="P30"><text:tab/><text:span text:style-name="T30">Aplikace </text:span><text:span text:style-name="T29">byla</text:span><text:span text:style-name="T30"> naprogramována v Pythonu3, pomocí knihovny Django. Python je vyšší programovací jazyk přívětivý pro programátora. Knihovna Django umožňuje vývoj a správu aplikace. Pro ukládání b</text:span><text:span text:style-name="T29">yla</text:span><text:span text:style-name="T30"> použita PostgreSQL databáze. Oproti SQLlite, základní databází používanou Djangem, je mnohokrát rychlejší a její instalace je snadná.</text:span></text:p>
      <text:p text:style-name="P63"><text:bookmark text:name="_mhl7xt263376"/>Návrh databáze</text:p>
      <text:p text:style-name="P40"><text:span text:style-name="T5">Databáze se skládá ze tří (čtyř) modelů, které odpovídají tabulkám. Je tu User, který dědí z Django třídy User, obohacený jen o třídu (myšleno ročník), do které žák chodí. Pro knihy používám model Book, z níž jsou řádky ISBN a subject zatím nevyužity, jinak obsahuje obrázek, jméno autora a název knihy. Ve vztahu ManyToOne se modul Offer vztahuje k modulu Book.</text:span></text:p>
      <text:p text:style-name="P39"><text:span text:style-name="T5">Offer dědí z AbstractOffer, do kterého jsou vyčleněny některé sloupce, které by sdílel s Demand, který jsem se rozhodl neimplementovat. Offer obsahuje všechny nabídky, nabídka je vždy na prodej. Systém by se dále dal rozšířit o modul Demand dědící z AbstractOffer, který by obsahoval poptávku po knihách.</text:span></text:p>
      <text:p text:style-name="P18"/>
      <text:p text:style-name="P5"><text:bookmark text:name="_29l1fqmyiuu8"/>Dokumentace</text:p>
      <text:p text:style-name="P65"><text:bookmark text:name="_1qxruuenwhv9"/>Postup instalace</text:p>
      <text:p text:style-name="P74"><text:bookmark text:name="_88vmfnlv8niw"/>Požadavky pro instalaci</text:p>
      <text:list xml:id="list3276905988" text:style-name="WWNum2">
        <text:list-item>
          <text:list>
            <text:list-item>
              <text:p text:style-name="P22">Python3 (s pipem)</text:p>
            </text:list-item>
            <text:list-item>
              <text:p text:style-name="P22">PostgreSQL</text:p>
            </text:list-item>
            <text:list-item>
              <text:p text:style-name="P23">instalace je dělána pro Windows, na ostatních OS nemusí fungovat</text:p>
            </text:list-item>
          </text:list>
        </text:list-item>
      </text:list>
      <text:p text:style-name="P14"/>
      <text:p text:style-name="P74"><text:bookmark text:name="_vf7288t9on3g"/>Instalace</text:p>
      <text:list xml:id="list308479707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Ujistěte se, že složka obsahující projekt se jmenuje BurzaGJK.</text:p>
                        </text:list-item>
                        <text:list-item>
                          <text:p text:style-name="P50">Připojeni k internetu instalujte knihovny pomocí ‚pip install -r requirements.txt‘ <text:span text:style-name="T14">ve složce BurzaGJK.</text:span></text:p>
                        </text:list-item>
                        <text:list-item>
                          <text:p text:style-name="P50">V<text:span text:style-name="T47">e složce BurzaGJK vytvořte</text:span> ‚local_settings.py‘ <text:span text:style-name="T9">podle vzoru ‚local_settings_default.py‘</text:span></text:p>
                        </text:list-item>
                        <text:list-item>
                          <text:p text:style-name="P51">Vyplňte DATABASE a SECRETKEY<text:note text:id="ftn0" text:note-class="footnote"><text:note-citation>1</text:note-citation><text:note-body><text:p text:style-name="P16"><text:s/>SECRETKEY lze vygenerovat např. zde https://www.miniwebtool.com/django-secret-key-generator/</text:p></text:note-body></text:note> v ‚local_settings_default.py‘.</text:p>
                        </text:list-item>
                        <text:list-item>
                          <text:p text:style-name="P54">Migr<text:span text:style-name="T15">ujte</text:span> databázi <text:span text:style-name="T12">pomocí příkazu ‚python manage.py migrate‘</text:span></text:p>
                        </text:list-item>
                        <text:list-item>
                          <text:p text:style-name="P52">Pro správu <text:span text:style-name="T45">můžete vytvořit</text:span> superusera ‚python manage.py createsuperuser‘</text:p>
                        </text:list-item>
                        <text:list-item>
                          <text:p text:style-name="P55"><text:span text:style-name="T13">Server spustíte pomocí příkazu ‚python manage.py runserver‘ ve složce BurzaGJK.</text:span></text:p>
                        </text:list-item>
                        <text:list-item>
                          <text:p text:style-name="P53"><text:span text:style-name="T12">P</text:span>ro test <text:span text:style-name="T15">můžete přidávat</text:span> dummy_data pomocí superusera po spuštění serveru <text:span text:style-name="T13">na stránce ‚localhost:8000/admin/‘</text:span>. <text:span text:style-name="T12">Usery tam kvůli heslu nedělejte (je potřeba hash), namísto toho je vytvářejte pomocí příkazu ‚creatueuser‘ v shellu. (Programátorská dokumentace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Heading_20_1"><text:soft-page-break/><text:tab/><text:span text:style-name="T48">Projekt na webu</text:span></text:p>
      <text:p text:style-name="P35"><text:tab/><text:span text:style-name="T48">Projekt se nacházi na GitHubu. Udělal jsem verzi k tomuto dokumentu https://github.com/Brambor/BurzaGJK/releases/tag/1.0, neboli ten samý kód, který byl odevzdán na CD.</text:span></text:p>
      <text:p text:style-name="P63"><text:bookmark text:name="_byy37baa6je"/><text:span text:style-name="T23">Přihlášení do aplikace</text:span></text:p>
      <text:p text:style-name="P28"><text:tab/><text:span text:style-name="T9">Do aplikace se dostanete přes localhost:8000, jak už vám řeklo Django v příkazovém řádku. Nového uživatele vytvoříte pomocí příkazu ‚createuser‘ (programová dokumentace). Pozor, aplikace (přihlašování a následné používání) není určeno pro superusery, i když se na ně lze přihlásit.</text:span></text:p>
      <text:p text:style-name="P67"><text:span text:style-name="T11">H</text:span>orní lišta</text:p>
      <text:p text:style-name="P41"><text:tab/>V horním menu je pro nepřihlášené ‚procházet knihy‘ či ‚nabídky‘ a tlačítko pro ‚přihlásit se‘. Pro přihlášené přibyde ‚prodáváno‘, ‚přihozeno‘, ‚k vyřízení‘, <text:s/>‚historie‘ a ‚odhlásit se‘.</text:p>
      <text:p text:style-name="P41"><text:tab/>Všechno to jsou stránky generované viewy, které jsou si podobné tím, že aplikují různé filtry a používají trochu jiné templaty. <text:span text:style-name="T10">Kromě těchto drobných odlišností ‚procházet knihy‘, který volá ‚cluster_list‘ je zajímavý tím, že, na rozdíl od klasických nabídek view nabídky shlukne a podá koncentrovanou informaci o nabídkách týkající se knihy. Koncentrovanou informací je rozmezí cen a množství v kusech.</text:span></text:p>
      <text:p text:style-name="P41"><text:tab/><text:span text:style-name="T11">Všechny přístupné stránky lze rozdělit do kategorií listy a detaily.</text:span></text:p>
      <text:p text:style-name="P72"><text:bookmark text:name="_4bgj14qsng2s"/><text:span text:style-name="T11">List</text:span></text:p>
      <text:p text:style-name="P43"><text:span text:style-name="T16"><text:tab/>Proklikem libovolného z horních tlačítek, kromě ‚přihlásit/odhlásit se‘ se dostanete na některý z listů. Listy vyberou relevantní nabídky, přes které v templatě iterují. Proklikem libovolné nabídky se dostanete na její detail.</text:span></text:p>
      <text:p text:style-name="P71"><text:soft-page-break/><text:span text:style-name="T16">Detail</text:span></text:p>
      <text:p text:style-name="P42"><text:span text:style-name="T11"><text:tab/></text:span>V detailu se zobrazují podrobné informace. <text:span text:style-name="T46">P</text:span>okud je možná akce, tak nějaké tlačítko, které akci způsobí. Tlačítko se vždy váže k formě. <text:span text:style-name="T46">A</text:span>kce jsou následující:</text:p>
      <text:list xml:id="list2141951012" text:style-name="L4">
        <text:list-item>
          <text:p text:style-name="P56">Přes ‚procházet nabídky/knihy‘ se proklikáte na detail. Zde se nachází tlačítko koupit. Po kliknutí se <text:span text:style-name="T17">změní na intuitivní text ‚Tuto knihu kupujete‘, také se vám objeví v listu ‚přihozeno‘ a prodejci se objevíte vlistu ‚k vyřízení‘.</text:span></text:p>
        </text:list-item>
        <text:list-item>
          <text:p text:style-name="P57">V prodáváno můžete přidat knihu proklikem odkazu ‚Přidejte jí!‘. Zde se nachází formulář pro přidání knihy. Pokud knihu přidáte, objeví se v seznamu knih.</text:p>
        </text:list-item>
        <text:list-item>
          <text:p text:style-name="P57">V prodáváno dále můžete přidat nabídku vyplněním formuláře. <text:span text:style-name="T46">J</text:span>edině pole ‚cena‘ a ‚kniha‘ jsou povinná. Po odeslání formuláře se kniha objeví v listu prodáváno, umístěného pod formulářem. <text:span text:style-name="T46">Formulář:</text:span></text:p>
          <text:list>
            <text:list-item>
              <text:p text:style-name="P46">Cena je přirozené číslo.</text:p>
            </text:list-item>
            <text:list-item>
              <text:p text:style-name="P47">Zaškrtnutím smlouvatelné se za cenou objeví string „(smlouvatelné)“.</text:p>
            </text:list-item>
            <text:list-item>
              <text:p text:style-name="P47">Vyberete knihu ze seznamu knih.</text:p>
            </text:list-item>
            <text:list-item>
              <text:p text:style-name="P47">Popíšete stav („počmáraná“, „jako nová“...).</text:p>
            </text:list-item>
            <text:list-item>
              <text:p text:style-name="P47">Do ‚K odebrání od‘ můžete vyplnit datum, od kdy jste ochotni knihu prodat. Takže už v pololetí můžete naházet své knihy na web a vyplnit, že jste ochotni prodat je od srpna.</text:p>
            </text:list-item>
          </text:list>
        </text:list-item>
        <text:list-item>
          <text:p text:style-name="P58">A nakonec můžete v ‚prodáváno‘ prokliknout prodávané nabídky, kde je v detailu lze ‚Stáhnout z prodeje‘. To nabídku smaže.</text:p>
        </text:list-item>
        <text:list-item>
          <text:p text:style-name="P59">V ‚k vyřízení‘ se nachází listy ‚prodat‘ a ‚koupit‘, ze kterých se proklikem na knihu (pokud tam nějaká je) dostanete na detail prodeje a koupě.</text:p>
          <text:list>
            <text:list-item>
              <text:p text:style-name="P48">V detailu prodeje je dvoufázový systém. <text:span text:style-name="T19">V detailu koupě je jen druhý krok (potvrdíte, že transakce proběhla).</text:span></text:p>
              <text:list>
                <text:list-item>
                  <text:p text:style-name="P61"><text:span text:style-name="T18">Knihu prodáte někomu z listu ‚Knihu chtějí koupit‘. Kliknutím na prodat se nabídka schová z burzy a nakupujícímu se přidá do listu ‚k vyřízení‘.</text:span></text:p>
                </text:list-item>
                <text:list-item>
                  <text:p text:style-name="P62"><text:span text:style-name="T18">Jakmile proběhne transakce, systému to sdělíte zmáčknutím tlačítka ‚transakce proběhla‘. <text:s/>To vás odkáže zpět na ‚k vyřízení‘ a nabídka se přesune do vaší historie.</text:span></text:p>
                </text:list-item>
              </text:list>
            </text:list-item>
          </text:list>
        </text:list-item>
        <text:list-item>
          <text:p text:style-name="P60"><text:span text:style-name="T19">V ‚přihozeno‘ ani v ‚historie‘ žádné akce nejsou.</text:span></text:p>
        </text:list-item>
      </text:list>
      <text:p text:style-name="P7"><text:soft-page-break/>Programátorská dokumentace</text:p>
      <text:p text:style-name="P73"><text:bookmark text:name="_l7d6wgi2uu7x2"/><text:tab/><text:span text:style-name="T13">Přidávání Uživatelů</text:span></text:p>
      <text:list xml:id="list2951721278" text:style-name="L3">
        <text:list-item>
          <text:p text:style-name="P45"><text:span text:style-name="T13">Ve složce BurzaGJK spusťte shell. To uděláte tak, že do command liny napíšete příkaz ‚python manage.py shell‘. (Ve složce BurzaGJK!)</text:span></text:p>
        </text:list-item>
        <text:list-item>
          <text:p text:style-name="P44">Pro importování modelu User napište ‚from shop.models import User‘</text:p>
        </text:list-item>
        <text:list-item>
          <text:p text:style-name="P44">Pro vytvoření nového uživatele napište ‚User.objects.create_user('john', 'lennon@beatles.cz', 'johnpassword')‘</text:p>
        </text:list-item>
        <text:list-item>
          <text:p text:style-name="P44">Po stisknutí enteru se vytvoří uživatel „john“. Podle vzoru vytvářejte další uživatele.</text:p>
        </text:list-item>
      </text:list>
      <text:p text:style-name="P69"><text:bookmark text:name="_l7d6wgi2uu7x"/><text:tab/>Implementace</text:p>
      <text:p text:style-name="P38"><text:span text:style-name="T35">Aplikace běží na Django</text:span><text:span text:style-name="T35"><text:note text:id="ftn1" text:note-class="footnote"><text:note-citation>2</text:note-citation><text:note-body><text:p text:style-name="P17"><text:span text:style-name="T1"><text:s/>https://docs.djangoproject.com/en/2.0/</text:span></text:p></text:note-body></text:note></text:span><text:span text:style-name="T35"> serv</text:span><text:span text:style-name="T40">e</text:span><text:span text:style-name="T35">ru, který je napojen na PostgreSQL</text:span><text:span text:style-name="T35"><text:note text:id="ftn4" text:note-class="footnote"><text:note-citation>3</text:note-citation><text:note-body><text:p text:style-name="P17"><text:span text:style-name="T1"><text:s/>https://www.postgresql.org/docs/</text:span></text:p></text:note-body></text:note></text:span><text:span text:style-name="T35"> databázi, ke které jste nastavili připojení v BurzaGJK/local_settings.py. </text:span><text:span text:style-name="T36">Django je knihovna Pythonu</text:span><text:span text:style-name="T35"><text:note text:id="ftn5" text:note-class="footnote"><text:note-citation>4</text:note-citation><text:note-body><text:p text:style-name="P17"><text:span text:style-name="T1"><text:s/>https://www.python.org/doc/</text:span></text:p></text:note-body></text:note></text:span><text:span text:style-name="T35"> </text:span><text:span text:style-name="T36">Možná jste zvolili jinou databázi. Upozorňuji, že je pak zbytečná Python knihovna psycopg2, kterou jste nainstalovali </text:span><text:span text:style-name="T41">spuštěním příkazu</text:span><text:span text:style-name="T36"> </text:span><text:span text:style-name="T37">‚pip install -r requirements.txt‘ </text:span><text:span text:style-name="T41">během instalace.</text:span></text:p>
      <text:p text:style-name="P66">Urls<text:span text:style-name="T22"><text:note text:id="ftn2" text:note-class="footnote"><text:note-citation>5</text:note-citation><text:note-body><text:p text:style-name="P17"><text:span text:style-name="T1"><text:s/>https://docs.djangoproject.com/en/2.0/topics/http/urls/</text:span></text:p></text:note-body></text:note></text:span></text:p>
      <text:p text:style-name="P31"><text:tab/>BurzaGJK/urls.py je url dispatcherem<text:span text:style-name="T38">. </text:span><text:span text:style-name="T35">Stará se o zavolání příslušného viewu při http requestu.</text:span></text:p>
      <text:p text:style-name="P64"><text:bookmark text:name="_uqc6z8l6n9cy"/>Views<text:span text:style-name="T22"><text:note text:id="ftn6" text:note-class="footnote"><text:note-citation>6</text:note-citation><text:note-body><text:p text:style-name="P17"><text:span text:style-name="T1"><text:s/>https://docs.djangoproject.com/en/2.0/topics/http/views/</text:span></text:p></text:note-body></text:note></text:span></text:p>
      <text:p text:style-name="P36"><text:tab/><text:span text:style-name="T20">Viewy se nacházejí v BurzaGJK/shop/views.py a jsou to p</text:span>ythonovské funkce, které se starají o generování html, které je vráceno na http <text:span text:style-name="T20">dotaz</text:span>. <text:span text:style-name="T20">Dělají tak pomocí ‚return HttpResponse(template.render(context, request))‘ </text:span><text:soft-page-break/><text:span text:style-name="T20">na kocni každého viewu, kde ‚context‘ jsou data, která funkce předává do templaty.</text:span></text:p>
      <text:p text:style-name="P32"><text:tab/>Jsou tu function-based viewy, které se dnes již nehodí pro Django aplikace, jelikož class-based viewy zredukují množství duplikátního kódu. Proto by aplikace měla viewy nahradit clas<text:span text:style-name="T47">s</text:span>-based viewy před uvedením do produkce, a to kvůli spravovatelnosti aplikace.</text:p>
      <text:p text:style-name="P32"><text:span text:style-name="T20"><text:tab/>Pro viewy v této aplikaci obecně platí, že view obsahující „_list“ se stará o generování listu a view obsahující „_detail“ se stará o generování detailu, které jsou vysvětleny v <text:s/>‚Dokumentace‘, konkrétně ‚List‘ a ‚Detail‘.</text:span></text:p>
      <text:p text:style-name="P32"><text:tab/><text:span text:style-name="T20">Na začátku každého viewu, který potřebuje omezit uživatele, nebo zjistit, zda je uživatel přihlášen a který je přihlášen se pomocí ‚if-else‘ statementu vyřeší dotaz na základě sessions, které jsou uloženy v requestu, takže se view ptá po ‚request.user.is_authenticated‘.</text:span></text:p>
      <text:p text:style-name="P33"><text:tab/><text:span text:style-name="T21">Před produkcí by se měly tyto ‚if-else‘ statementy nahradit za dekorátory</text:span><text:span text:style-name="T38"><text:note text:id="ftn3" text:note-class="footnote"><text:note-citation>7</text:note-citation><text:note-body><text:p text:style-name="P17"><text:span text:style-name="T1"><text:s/>https://docs.djangoproject.com/en/2.0/topics/auth/default/#the-login-required-decorator</text:span></text:p></text:note-body></text:note></text:span><text:span text:style-name="T38">. </text:span><text:span text:style-name="T39">Opět kvůli redukci duplikátního kódu. </text:span><text:span text:style-name="T41">Tedy, pokud by se to nevyřešilo už class-based viewy, které jsou přednější.</text:span></text:p>
      <text:p text:style-name="P32"><text:tab/><text:span text:style-name="T20">Dále už se viewy liší jen tím, jak zpracují data z databáze, ke které se dostávají pomocí modelů a data filtrují většinou funkcemi ‚filter‘ a ‚exclude‘. Také se liší tím, jakou templatu použijí. View může přesměrovat na jiný view pomocí redirect, čímž se view ptá zpět na urls.</text:span></text:p>
      <text:p text:style-name="P34"><text:tab/>Vyjímkou filtrování dat je view transact_list, u kterého bylo potřeba použít ‚annotate‘. Řádek 231.</text:p>
      <text:p text:style-name="P70"><text:bookmark text:name="_z5lscfh1b6rt"/><text:tab/>Modely<text:span text:style-name="T22"><text:note text:id="ftn7" text:note-class="footnote"><text:note-citation>8</text:note-citation><text:note-body><text:p text:style-name="P17"><text:span text:style-name="T1"><text:s/>https://docs.djangoproject.com/en/2.0/topics/db/models/</text:span></text:p></text:note-body></text:note></text:span></text:p>
      <text:p text:style-name="P27"><text:span text:style-name="T43">Modely se nacházejí v BurzaGJK/shop/models.py. Umožňují pythonu přístup k databázi, jak na zápis tak čtení dat. Ve složce BurzaGJK/shop/migrations/ jsou jednotlivé </text:span><text:span text:style-name="T44">transformace</text:span><text:span text:style-name="T43"> mezi verzemi databáze. Při úpravě modelů je potřeba zavolat příkaz ‚python manage.py makemigrations‘, v comand lině, pro generování nových migrací. Pro aplikování migrací je potřeba použít ‚python manage.py migrate‘, což aktualizuje sloupce databáze podle migrací a momentálního stavu databáze.</text:span></text:p>
      <text:p text:style-name="P64"><text:soft-page-break/><text:span text:style-name="T21">Templates</text:span><text:span text:style-name="T22"><text:note text:id="ftn8" text:note-class="footnote"><text:note-citation>9</text:note-citation><text:note-body><text:p text:style-name="P17"><text:span text:style-name="T1"><text:s/>https://docs.djangoproject.com/en/2.0/topics/templates/</text:span></text:p></text:note-body></text:note></text:span></text:p>
      <text:p text:style-name="P37"><text:span text:style-name="T32"><text:tab/></text:span><text:span text:style-name="T33">Templaty se nacházejí v BurzaGJK/templates/. Jde o </text:span><text:span text:style-name="T34">zčásti</text:span><text:span text:style-name="T33"> </text:span><text:span text:style-name="T34">statické</text:span><text:span text:style-name="T33"> html soubory s Django </text:span><text:span text:style-name="T34">syntaxí umožňující, aby části souboru byli dynamické. Například pro procházení listů pythonovským ‚for‘ nebo užitím ‚if-else‘ statementu.</text:span></text:p>
      <text:p text:style-name="P5"><text:bookmark text:name="_6qos8kias5ml"/><text:span text:style-name="T23">Závěr</text:span></text:p>
      <text:p text:style-name="P25"><text:span text:style-name="T7">Projekt splňuje zadání, je funkční, nicméně před nasazením do produkce je potřeba ho dodělat, napříkald co se bezpečnosti týče, a přizpůsobit pro snadnou správu.</text:span></text:p>
      <text:p text:style-name="P25"><text:span text:style-name="T7">Například by bylo možné značně zredukovat kód ve views. Kupříkladu validace uživatelů se neustále opakuje. V aplikaci, která by se dostala do produkce, by navíc mělo být možné přihlásit se přes google autentifikaci užitím školních mailů.</text:span></text:p>
      <text:p text:style-name="P26">Položek k úpravě je mnoho a plánuji je všechny implementovat před uvedením do produkce. <text:span text:style-name="T42">Především nastavit DEBUG = False, a následně nastavit ALLOWED_HOSTS, ujistit se, že Django se stále dostane ke static souborům at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cs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cs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26pt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First_20_Page" style:display-name="First Page" style:page-layout-name="Mpm1" style:next-style-name="Standard">
      <style:footer>
        <text:p text:style-name="MP2"/>
      </style:footer>
    </style:master-page>
    <style:master-page style:name="Converted4" style:page-layout-name="Mpm3" style:next-style-name="Converted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date>2018-03-23T10:45:16.765000000</dc:date>
    <meta:editing-duration>PT1H15M54S</meta:editing-duration>
    <meta:editing-cycles>11</meta:editing-cycles>
    <meta:document-statistic meta:table-count="0" meta:image-count="0" meta:object-count="0" meta:page-count="10" meta:paragraph-count="101" meta:word-count="1683" meta:character-count="11912" meta:non-whitespace-character-count="10320"/>
  </office:meta>
</office:document-meta>
</file>